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3137" officeooo:paragraph-rsid="00033137"/>
    </style:style>
    <style:style style:name="P2" style:family="paragraph" style:parent-style-name="Standard">
      <style:text-properties officeooo:rsid="0004faed" officeooo:paragraph-rsid="0004faed"/>
    </style:style>
    <style:style style:name="P3" style:family="paragraph" style:parent-style-name="Standard">
      <style:text-properties officeooo:rsid="0008545f" officeooo:paragraph-rsid="0008545f"/>
    </style:style>
    <style:style style:name="P4" style:family="paragraph" style:parent-style-name="Standard">
      <style:text-properties officeooo:rsid="0009bb3a" officeooo:paragraph-rsid="0009bb3a"/>
    </style:style>
    <style:style style:name="P5" style:family="paragraph" style:parent-style-name="Standard">
      <style:text-properties officeooo:rsid="000b5b87" officeooo:paragraph-rsid="000b5b87"/>
    </style:style>
    <style:style style:name="P6" style:family="paragraph" style:parent-style-name="Standard">
      <style:text-properties officeooo:rsid="000b7576" officeooo:paragraph-rsid="000b7576"/>
    </style:style>
    <style:style style:name="P7" style:family="paragraph" style:parent-style-name="Standard">
      <style:text-properties officeooo:rsid="000c2454" officeooo:paragraph-rsid="000c2454"/>
    </style:style>
    <style:style style:name="P8" style:family="paragraph" style:parent-style-name="Standard">
      <style:text-properties officeooo:rsid="000c2f6c" officeooo:paragraph-rsid="000c2f6c"/>
    </style:style>
    <style:style style:name="P9" style:family="paragraph" style:parent-style-name="Standard">
      <style:text-properties officeooo:rsid="000f0b58" officeooo:paragraph-rsid="000f0b58"/>
    </style:style>
    <style:style style:name="P10" style:family="paragraph" style:parent-style-name="Standard">
      <style:text-properties officeooo:rsid="000f8997" officeooo:paragraph-rsid="000f8997"/>
    </style:style>
    <style:style style:name="P11" style:family="paragraph" style:parent-style-name="Standard">
      <style:text-properties officeooo:rsid="000fc192" officeooo:paragraph-rsid="000fc192"/>
    </style:style>
    <style:style style:name="T1" style:family="text">
      <style:text-properties officeooo:rsid="000685d8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0b75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IA en classe ?</text:p>
      <text:p text:style-name="P2"/>
      <text:p text:style-name="P2">Quelles IA sont conseillées ?</text:p>
      <text:p text:style-name="P1">IA : duck duck et le chat</text:p>
      <text:p text:style-name="P1"/>
      <text:p text:style-name="P1"><text:span text:style-name="T1">idée : </text:span>c<text:span text:style-name="T1">afé des IA fait dans une acédémie du sud</text:span></text:p>
      <text:p text:style-name="P3">100 % des élèves en fin de collège utilise l’IA</text:p>
      <text:p text:style-name="P3"/>
      <text:p text:style-name="P4">EDD</text:p>
      <text:p text:style-name="P4"/>
      <text:p text:style-name="P7">la marre est prêt </text:p>
      <text:p text:style-name="P5">option développement durable : financé 1h par semaine en 4<text:span text:style-name="T2">e</text:span> et 1h par semaine en 5<text:span text:style-name="T2">e</text:span> </text:p>
      <text:p text:style-name="P5">physique SVT documentaliste </text:p>
      <text:p text:style-name="P5">depuis la réforme du collège en 2016 : disparition des options</text:p>
      <text:p text:style-name="P5">Continue en une classe, <text:span text:style-name="T4">repas développement durable avec les légumes plantés </text:span></text:p>
      <text:p text:style-name="P6">Formé à l’apiculture avec d’autres collègues</text:p>
      <text:p text:style-name="P7">cour oasis avec le département, et CRE : élèves contents, architecte qui est venu avec certaines problématiques (mais pas tenu en compte)</text:p>
      <text:p text:style-name="P8">il a été labellisé chenille, papillon</text:p>
      <text:p text:style-name="P8"/>
      <text:p text:style-name="P8"/>
      <text:p text:style-name="P9">concours qui existent ou autre</text:p>
      <text:p text:style-name="P9"/>
      <text:p text:style-name="P10">objectif : proposer une séance clé en main à des collègues</text:p>
      <text:p text:style-name="P11">idée : visite du musée de l’histoire naturell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0T11:39:29.084000000</meta:creation-date>
    <dc:date>2025-03-20T12:07:30.212000000</dc:date>
    <meta:editing-duration>PT27M55S</meta:editing-duration>
    <meta:editing-cycles>14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17" meta:word-count="141" meta:character-count="787" meta:non-whitespace-character-count="659"/>
  </office:meta>
</office:document-meta>
</file>